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LPHA_CLASS</text:p>
          </table:table-cell>
          <table:table-cell office:value-type="string" calcext:value-type="string">
            <text:p>ALPHA_CLIEN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Default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F5]/[.$F$4]" office:value-type="percentage" office:value="0.909307875894988" calcext:value-type="percentage">
            <text:p>90.9%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BLATION STUD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F8]/[.$F$4]" office:value-type="percentage" office:value="0.178997613365155" calcext:value-type="percentage">
            <text:p>17.9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F9]/[.$F$4]" office:value-type="percentage" office:value="0.178997613365155" calcext:value-type="percentage">
            <text:p>17.9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0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1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2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3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Default"/>
          <table:table-cell table:style-name="ce3" table:formula="of:=[.F14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F15]/[.$F$4]" office:value-type="percentage" office:value="0" calcext:value-type="percentage">
            <text:p>0.0%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RMALIZATION 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F18]-[.F4])/[.F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F19]-[.F4])/[.F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style-name="ce3" table:formula="of:=([.F20]-[.F5])/[.F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1]-[.F5])/[.F5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2]-[.F14])/[.F1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erat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?</text:p>
          </table:table-cell>
          <table:table-cell table:formula="of:=([.F23]-[.F14])/[.F1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Default" office:value-type="string" calcext:value-type="string">
            <text:p>ADVANCED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PHA_CLASS</text:p>
          </table:table-cell>
          <table:table-cell office:value-type="string" calcext:value-type="string">
            <text:p>EMD_CLAS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MD_CLIENT</text:p>
          </table:table-cell>
          <table:table-cell office:value-type="string" calcext:value-type="string">
            <text:p>EMD_CLAS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02:55:43.165426745</dc:date>
    <meta:editing-duration>PT2H6M12S</meta:editing-duration>
    <meta:editing-cycles>37</meta:editing-cycles>
    <meta:generator>LibreOffice/7.2.5.2$Linux_X86_64 LibreOffice_project/20$Build-2</meta:generator>
    <meta:document-statistic meta:table-count="1" meta:cell-count="186" meta:object-count="0"/>
  </office:meta>
</office:document-meta>
</file>